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55cm"/>
    </style:style>
    <style:style style:name="co2" style:family="table-column">
      <style:table-column-properties fo:break-before="auto" style:column-width="9.638cm"/>
    </style:style>
    <style:style style:name="co3" style:family="table-column">
      <style:table-column-properties fo:break-before="auto" style:column-width="4.669cm"/>
    </style:style>
    <style:style style:name="co4" style:family="table-column">
      <style:table-column-properties fo:break-before="auto" style:column-width="3.757cm"/>
    </style:style>
    <style:style style:name="co5" style:family="table-column">
      <style:table-column-properties fo:break-before="auto" style:column-width="2.84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ext-properties style:font-name="Liberation Sans" style:font-name-asian="Segoe UI" style:font-name-complex="Tahoma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Objet</text:p>
          </table:table-cell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Quantité</text:p>
          </table:table-cell>
          <table:table-cell table:style-name="ce1" office:value-type="string" calcext:value-type="string">
            <text:p>Prix</text:p>
          </table:table-cell>
          <table:table-cell table:style-name="ce1" office:value-type="string" calcext:value-type="string">
            <text:p>Disponible</text:p>
          </table:table-cell>
          <table:table-cell table:style-name="ce1" office:value-type="string" calcext:value-type="string">
            <text:p>Lien</text:p>
          </table:table-cell>
        </table:table-row>
        <table:table-row table:style-name="ro1">
          <table:table-cell table:style-name="ce1" office:value-type="string" calcext:value-type="string">
            <text:p>Lidar</text:p>
          </table:table-cell>
          <table:table-cell table:style-name="ce2" office:value-type="string" calcext:value-type="string">
            <text:p>SLAMTEC RPLIDAR A1M8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6.96" calcext:value-type="float">
            <text:p>76,96</text:p>
          </table:table-cell>
          <table:table-cell table:style-name="ce2" office:value-type="string" calcext:value-type="string">
            <text:p>Oui (Eirbot)</text:p>
          </table:table-cell>
          <table:table-cell table:style-name="ce2" office:value-type="string" calcext:value-type="string">
            <text:p><text:span text:style-name="T1"><text:a xlink:href="https://www.aliexpress.com/p/tesla-landing/index.html?scenario=c_ppc_item_bridge&amp;productId=1005007205350155&amp;_immersiveMode=true&amp;withMainCard=true&amp;isdl=y&amp;utm_source=chatgpt.com" xlink:type="simple">https://www.aliexpress.com/p/tesla-landing/index.html?scenario=c_ppc_item_bridge&amp;productId=1005007205350155&amp;_immersiveMode=true&amp;withMainCard=true&amp;isdl=y&amp;utm_source=chatgpt.com</text:a></text:span></text:p>
          </table:table-cell>
        </table:table-row>
        <table:table-row table:style-name="ro1">
          <table:table-cell table:style-name="ce1" office:value-type="string" calcext:value-type="string">
            <text:p>Roues</text:p>
          </table:table-cell>
          <table:table-cell table:style-name="ce2" office:value-type="string" calcext:value-type="string">
            <text:p>BaneBots T61 Wheel, 1-1/8" x 0.6", Hub Mount, 40A, Orange 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40.85" calcext:value-type="float">
            <text:p>40,85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<text:a xlink:href="https://palmbeachbots.com/products/banebots-t61-wheel-1-1-8-x-0-6-hub-mount-40a-orange" xlink:type="simple">https://palmbeachbots.com/products/banebots-t61-wheel-1-1-8-x-0-6-hub-mount-40a-orange</text:a></text:p>
          </table:table-cell>
        </table:table-row>
        <table:table-row table:style-name="ro1">
          <table:table-cell office:value-type="string" calcext:value-type="string">
            <text:p>Moteurs</text:p>
          </table:table-cell>
          <table:table-cell office:value-type="string" calcext:value-type="string">
            <text:p>NEMA17 Closed Loop Stepper Mo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ui (Eirbot)</text:p>
          </table:table-cell>
          <table:table-cell office:value-type="string" calcext:value-type="string">
            <text:p><text:a xlink:href="https://www.amazon.com/SERVO42C-Stepper-Printer-Compatible-Mainboard/dp/B09MTXGVMZ" xlink:type="simple">https://www.amazon.com/SERVO42C-Stepper-Printer-Compatible-Mainboard/dp/B09MTXGVMZ</text:a></text:p>
          </table:table-cell>
        </table:table-row>
        <table:table-row table:style-name="ro1">
          <table:table-cell office:value-type="string" calcext:value-type="string">
            <text:p>Raspberrypi</text:p>
          </table:table-cell>
          <table:table-cell office:value-type="string" calcext:value-type="string">
            <text:p>Raspberry Pi 4 Modèle B (8 Go)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Oui (Moi ou Eirbot)</text:p>
          </table:table-cell>
          <table:table-cell office:value-type="string" calcext:value-type="string">
            <text:p><text:a xlink:href="https://www.amazon.fr/Raspberry-Pi-RPI4-MODBP-8GB-modèles-Go/dp/B09TTKT94J?th=1" xlink:type="simple">https://www.amazon.fr/Raspberry-Pi-RPI4-MODBP-8GB-mod%C3%A8les-Go/dp/B09TTKT94J?th=1</text:a></text:p>
          </table:table-cell>
        </table:table-row>
        <table:table-row table:style-name="ro1">
          <table:table-cell office:value-type="string" calcext:value-type="string">
            <text:p>Microcontroleur</text:p>
          </table:table-cell>
          <table:table-cell office:value-type="string" calcext:value-type="string">
            <text:p>ESP-WROOM-32 ESP32 TYPE-C USB CH340C WiFi + Bluetooth</text:p>
          </table:table-cell>
          <table:table-cell office:value-type="float" office:value="1" calcext:value-type="float">
            <text:p>1</text:p>
          </table:table-cell>
          <table:table-cell office:value-type="float" office:value="3.49" calcext:value-type="float">
            <text:p>3,49</text:p>
          </table:table-cell>
          <table:table-cell office:value-type="string" calcext:value-type="string">
            <text:p>Oui (Eirbot)</text:p>
          </table:table-cell>
          <table:table-cell office:value-type="string" calcext:value-type="string">
            <text:p><text:a xlink:href="https://fr.aliexpress.com/item/1005006516529521.html?src=google&amp;pdp_npi=4%40dis!EUR!4.57!3.49!!!!!%40!12000037500274822!ppc" xlink:type="simple">https://fr.aliexpress.com/item/1005006516529521.html?src=google&amp;pdp_npi=4%40dis!EUR!4.57!3.49!!!!!%40!12000037500274822!ppc</text:a>!!!</text:p>
          </table:table-cell>
        </table:table-row>
        <table:table-row table:style-name="ro2">
          <table:table-cell office:value-type="string" calcext:value-type="string">
            <text:p>IO extender</text:p>
          </table:table-cell>
          <table:table-cell office:value-type="string" calcext:value-type="string">
            <text:p>PCF8575 IO Expander Board Module I2C to 16 IO Exte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ui (Je sais pas a qui)</text:p>
          </table:table-cell>
          <table:table-cell office:value-type="string" calcext:value-type="string">
            <text:p><text:a xlink:href="https://www.amazon.com/AITIAO-PCF8575-Expander-Extension-Communication/dp/B0B82R7R17" xlink:type="simple">https://www.amazon.com/AITIAO-PCF8575-Expander-Extension-Communication/dp/B0B82R7R17</text:a></text:p>
          </table:table-cell>
        </table:table-row>
        <table:table-row table:style-name="ro1">
          <table:table-cell office:value-type="string" calcext:value-type="string">
            <text:p>Carte 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SC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SC" style:font-family-asian="'Noto Sans SC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9">00/00/0000</text:date>, <text:time style:data-style-name="N2" text:time-value="17:59:46.170473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1T20:01:11.133000000</meta:creation-date>
    <dc:date>2025-10-09T20:09:59.660602900</dc:date>
    <meta:editing-duration>PT2H13M32S</meta:editing-duration>
    <meta:editing-cycles>2</meta:editing-cycles>
    <meta:generator>LibreOffice/25.2.5.2$Windows_X86_64 LibreOffice_project/03d19516eb2e1dd5d4ccd751a0d6f35f35e08022</meta:generator>
    <meta:document-statistic meta:table-count="1" meta:cell-count="43" meta:object-count="0"/>
  </office:meta>
</office:document-meta>
</file>